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96a" officeooo:paragraph-rsid="0011396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</text:p>
      <text:p text:style-name="P1">Linux is a kernel<draw:frame draw:style-name="fr1" draw:name="Image1" text:anchor-type="char" svg:width="1.7091in" svg:height="1.7091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11:23:55.086904398</meta:creation-date>
    <dc:date>2022-02-27T11:27:16.079091204</dc:date>
    <meta:editing-duration>PT3M21S</meta:editing-duration>
    <meta:editing-cycles>1</meta:editing-cycles>
    <meta:document-statistic meta:table-count="0" meta:image-count="1" meta:object-count="0" meta:page-count="1" meta:paragraph-count="2" meta:word-count="5" meta:character-count="22" meta:non-whitespace-character-count="19"/>
    <meta:generator>LibreOffice/6.4.7.2$Linux_X86_64 LibreOffice_project/40$Build-2</meta:generator>
  </office:meta>
</office:document-meta>
</file>